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B2" style:family="table-cell">
      <style:table-cell-properties fo:padding="0.097cm" fo:border-left="0.05pt solid #000000" fo:border-right="none" fo:border-top="none" fo:border-bottom="0.05pt solid #000000"/>
    </style:style>
    <style:style style:name="Tabela3.C2" style:family="table-cell">
      <style:table-cell-properties style:vertical-align="middle"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none" fo:border-top="none" fo:border-bottom="0.05pt solid #000000"/>
    </style:style>
    <style:style style:name="Tabela3.C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B4" style:family="table-cell">
      <style:table-cell-properties fo:padding="0.097cm" fo:border-left="0.05pt solid #000000" fo:border-right="none" fo:border-top="none" fo:border-bottom="0.05pt solid #000000"/>
    </style:style>
    <style:style style:name="Tabela3.C4" style:family="table-cell">
      <style:table-cell-properties fo:padding="0.097cm" fo:border-left="0.05pt solid #000000" fo:border-right="0.05pt solid #000000" fo:border-top="none" fo:border-bottom="0.05pt solid #000000"/>
    </style:style>
    <style:style style:name="Tabela3.A5" style:family="table-cell">
      <style:table-cell-properties fo:padding="0.097cm" fo:border-left="0.05pt solid #000000" fo:border-right="none" fo:border-top="none" fo:border-bottom="0.05pt solid #000000"/>
    </style:style>
    <style:style style:name="Tabela3.B5" style:family="table-cell">
      <style:table-cell-properties fo:padding="0.097cm" fo:border-left="0.05pt solid #000000" fo:border-right="none" fo:border-top="none" fo:border-bottom="0.05pt solid #000000"/>
    </style:style>
    <style:style style:name="Tabela3.C5" style:family="table-cell">
      <style:table-cell-properties fo:padding="0.097cm" fo:border-left="0.05pt solid #000000" fo:border-right="0.05pt solid #000000" fo:border-top="none" fo:border-bottom="0.05pt solid #000000"/>
    </style:style>
    <style:style style:name="Tabela3.A6" style:family="table-cell">
      <style:table-cell-properties fo:padding="0.097cm" fo:border-left="0.05pt solid #000000" fo:border-right="none" fo:border-top="none" fo:border-bottom="0.05pt solid #000000"/>
    </style:style>
    <style:style style:name="Tabela3.B6" style:family="table-cell">
      <style:table-cell-properties fo:padding="0.097cm" fo:border-left="0.05pt solid #000000" fo:border-right="none" fo:border-top="none" fo:border-bottom="0.05pt solid #000000"/>
    </style:style>
    <style:style style:name="Tabela3.C6"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5.667cm" style:rel-column-width="21845*"/>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style:vertical-align="middle" fo:padding="0.097cm" fo:border-left="0.05pt solid #000000" fo:border-right="0.05pt solid #000000"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none" fo:border-top="none" fo:border-bottom="0.05pt solid #000000"/>
    </style:style>
    <style:style style:name="Tabela5" style:family="table">
      <style:table-properties style:width="17cm" table:align="margins"/>
    </style:style>
    <style:style style:name="Tabela5.A" style:family="table-column">
      <style:table-column-properties style:column-width="5.667cm" style:rel-column-width="21845*"/>
    </style:style>
    <style:style style:name="Tabela5.A1" style:family="table-cell">
      <style:table-cell-properties fo:padding="0.097cm" fo:border-left="0.05pt solid #000000" fo:border-right="none" fo:border-top="0.05pt solid #000000" fo:border-bottom="0.05pt solid #000000"/>
    </style:style>
    <style:style style:name="Tabela5.C1" style:family="table-cell">
      <style:table-cell-properties fo:padding="0.097cm" fo:border="0.05pt solid #000000"/>
    </style:style>
    <style:style style:name="Tabela5.A2" style:family="table-cell">
      <style:table-cell-properties style:vertical-align="middle" fo:padding="0.097cm" fo:border-left="0.05pt solid #000000" fo:border-right="none" fo:border-top="none" fo:border-bottom="0.05pt solid #000000"/>
    </style:style>
    <style:style style:name="Tabela5.B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0.05pt solid #000000" fo:border-top="none" fo:border-bottom="0.05pt solid #000000"/>
    </style:style>
    <style:style style:name="Tabela5.A3" style:family="table-cell">
      <style:table-cell-properties fo:padding="0.097cm" fo:border-left="0.05pt solid #000000" fo:border-right="none" fo:border-top="none" fo:border-bottom="0.05pt solid #000000"/>
    </style:style>
    <style:style style:name="Tabela5.B3" style:family="table-cell">
      <style:table-cell-properties fo:padding="0.097cm" fo:border-left="0.05pt solid #000000" fo:border-right="none" fo:border-top="none" fo:border-bottom="0.05pt solid #000000"/>
    </style:style>
    <style:style style:name="Tabela5.C3" style:family="table-cell">
      <style:table-cell-properties fo:padding="0.097cm" fo:border-left="0.05pt solid #000000" fo:border-right="0.05pt solid #000000" fo:border-top="none" fo:border-bottom="0.05pt solid #000000"/>
    </style:style>
    <style:style style:name="Tabela5.A4" style:family="table-cell">
      <style:table-cell-properties fo:padding="0.097cm" fo:border-left="0.05pt solid #000000" fo:border-right="none" fo:border-top="none" fo:border-bottom="0.05pt solid #000000"/>
    </style:style>
    <style:style style:name="Tabela5.B4" style:family="table-cell">
      <style:table-cell-properties fo:padding="0.097cm" fo:border-left="0.05pt solid #000000" fo:border-right="none" fo:border-top="none" fo:border-bottom="0.05pt solid #000000"/>
    </style:style>
    <style:style style:name="Tabela5.C4" style:family="table-cell">
      <style:table-cell-properties fo:padding="0.097cm" fo:border-left="0.05pt solid #000000" fo:border-right="0.05pt solid #000000" fo:border-top="none" fo:border-bottom="0.05pt solid #000000"/>
    </style:style>
    <style:style style:name="Tabela5.A5" style:family="table-cell">
      <style:table-cell-properties fo:padding="0.097cm" fo:border-left="0.05pt solid #000000" fo:border-right="none" fo:border-top="none" fo:border-bottom="0.05pt solid #000000"/>
    </style:style>
    <style:style style:name="Tabela5.B5" style:family="table-cell">
      <style:table-cell-properties fo:padding="0.097cm" fo:border-left="0.05pt solid #000000" fo:border-right="none" fo:border-top="none" fo:border-bottom="0.05pt solid #000000"/>
    </style:style>
    <style:style style:name="Tabela5.C5" style:family="table-cell">
      <style:table-cell-properties fo:padding="0.097cm" fo:border-left="0.05pt solid #000000" fo:border-right="0.05pt solid #000000" fo:border-top="none" fo:border-bottom="0.05pt solid #000000"/>
    </style:style>
    <style:style style:name="Tabela5.A6" style:family="table-cell">
      <style:table-cell-properties fo:padding="0.097cm" fo:border-left="0.05pt solid #000000" fo:border-right="none" fo:border-top="none" fo:border-bottom="0.05pt solid #000000"/>
    </style:style>
    <style:style style:name="Tabela5.B6" style:family="table-cell">
      <style:table-cell-properties fo:padding="0.097cm" fo:border-left="0.05pt solid #000000" fo:border-right="none" fo:border-top="none" fo:border-bottom="0.05pt solid #000000"/>
    </style:style>
    <style:style style:name="Tabela5.C6" style:family="table-cell">
      <style:table-cell-properties fo:padding="0.097cm" fo:border-left="0.05pt solid #000000" fo:border-right="0.05pt solid #000000" fo:border-top="none" fo:border-bottom="0.05pt solid #000000"/>
    </style:style>
    <style:style style:name="Tabela5.A7" style:family="table-cell">
      <style:table-cell-properties fo:padding="0.097cm" fo:border-left="0.05pt solid #000000" fo:border-right="none" fo:border-top="none" fo:border-bottom="0.05pt solid #000000"/>
    </style:style>
    <style:style style:name="Tabela5.B7" style:family="table-cell">
      <style:table-cell-properties fo:padding="0.097cm" fo:border-left="0.05pt solid #000000" fo:border-right="none" fo:border-top="none" fo:border-bottom="0.05pt solid #000000"/>
    </style:style>
    <style:style style:name="Tabela5.C7" style:family="table-cell">
      <style:table-cell-properties fo:padding="0.097cm" fo:border-left="0.05pt solid #000000" fo:border-right="0.05pt solid #000000" fo:border-top="none" fo:border-bottom="0.05pt solid #000000"/>
    </style:style>
    <style:style style:name="Tabela5.A8" style:family="table-cell">
      <style:table-cell-properties fo:padding="0.097cm" fo:border-left="0.05pt solid #000000" fo:border-right="none" fo:border-top="none" fo:border-bottom="0.05pt solid #000000"/>
    </style:style>
    <style:style style:name="Tabela5.B8" style:family="table-cell">
      <style:table-cell-properties fo:padding="0.097cm" fo:border-left="0.05pt solid #000000" fo:border-right="none" fo:border-top="none" fo:border-bottom="0.05pt solid #000000"/>
    </style:style>
    <style:style style:name="Tabela5.C8"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master-page-name="">
      <loext:graphic-properties draw:fill="none"/>
      <style:paragraph-properties fo:margin-left="0.499cm" fo:margin-right="0cm" fo:line-height="150%" fo:text-indent="-0.6cm" style:auto-text-indent="false" style:page-number="auto" fo:background-color="transparent"/>
      <style:text-properties style:use-window-font-color="true" loext:opacity="0%" style:font-name="Arial" fo:language="pt" fo:country="BR"/>
    </style:style>
    <style:style style:name="P2" style:family="paragraph" style:parent-style-name="Standard">
      <style:paragraph-properties fo:line-height="150%"/>
      <style:text-properties style:use-window-font-color="true" loext:opacity="0%" style:font-name="Arial" fo:language="pt" fo:country="BR" officeooo:paragraph-rsid="001bf7cd"/>
    </style:style>
    <style:style style:name="P3" style:family="paragraph" style:parent-style-name="Standard" style:list-style-name="L2">
      <loext:graphic-properties draw:fill="none"/>
      <style:paragraph-properties fo:margin-left="-0.101cm" fo:margin-right="0cm" fo:line-height="150%" fo:text-indent="0cm" style:auto-text-indent="false" fo:background-color="transparent"/>
      <style:text-properties style:use-window-font-color="true" loext:opacity="0%" style:font-name="Arial" fo:language="pt" fo:country="BR" officeooo:rsid="000b14b4" officeooo:paragraph-rsid="000b14b4"/>
    </style:style>
    <style:style style:name="P4" style:family="paragraph" style:parent-style-name="Standard" style:list-style-name="L2">
      <loext:graphic-properties draw:fill="none"/>
      <style:paragraph-properties fo:margin-left="-0.101cm" fo:margin-right="0cm" fo:line-height="150%" fo:text-align="justify" style:justify-single-word="false" fo:text-indent="0cm" style:auto-text-indent="false" fo:background-color="transparent"/>
      <style:text-properties style:use-window-font-color="true" loext:opacity="0%" style:font-name="Arial" fo:language="pt" fo:country="BR" officeooo:rsid="000c2e10" officeooo:paragraph-rsid="000c2e10"/>
    </style:style>
    <style:style style:name="P5" style:family="paragraph" style:parent-style-name="Standard" style:list-style-name="L2">
      <loext:graphic-properties draw:fill="none"/>
      <style:paragraph-properties fo:margin-left="-0.101cm" fo:margin-right="0cm" fo:line-height="150%" fo:text-align="justify" style:justify-single-word="false" fo:text-indent="0cm" style:auto-text-indent="false" fo:background-color="transparent"/>
      <style:text-properties style:use-window-font-color="true" loext:opacity="0%" style:font-name="Arial" fo:language="pt" fo:country="BR" fo:font-weight="normal" officeooo:rsid="000e7194" officeooo:paragraph-rsid="000e7194" style:font-weight-asian="normal" style:font-weight-complex="normal"/>
    </style:style>
    <style:style style:name="P6" style:family="paragraph" style:parent-style-name="Standard" style:list-style-name="L2">
      <loext:graphic-properties draw:fill="none"/>
      <style:paragraph-properties fo:margin-left="-0.101cm" fo:margin-right="0cm" fo:line-height="150%" fo:text-align="justify" style:justify-single-word="false" fo:text-indent="0cm" style:auto-text-indent="false" fo:background-color="transparent"/>
      <style:text-properties style:use-window-font-color="true" loext:opacity="0%" style:font-name="Arial" fo:language="pt" fo:country="BR" fo:font-weight="normal" officeooo:rsid="00129ec4" officeooo:paragraph-rsid="00129ec4" style:font-weight-asian="normal" style:font-weight-complex="normal"/>
    </style:style>
    <style:style style:name="P7" style:family="paragraph" style:parent-style-name="Standard">
      <loext:graphic-properties draw:fill="none"/>
      <style:paragraph-properties fo:line-height="150%" fo:text-align="justify" style:justify-single-word="false" fo:background-color="transparent"/>
      <style:text-properties style:use-window-font-color="true" loext:opacity="0%" style:font-name="Arial" fo:language="pt" fo:country="BR" fo:font-weight="normal" officeooo:rsid="0018a8bb" officeooo:paragraph-rsid="0018a8bb" style:font-weight-asian="normal" style:font-weight-complex="normal"/>
    </style:style>
    <style:style style:name="P8" style:family="paragraph" style:parent-style-name="Standard" style:list-style-name="L3"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style:use-window-font-color="true" loext:opacity="0%" style:font-name="Arial" fo:language="pt" fo:country="BR" fo:font-weight="normal" officeooo:rsid="00142724" officeooo:paragraph-rsid="0018a8bb" style:font-weight-asian="normal" style:font-weight-complex="normal"/>
    </style:style>
    <style:style style:name="P9" style:family="paragraph" style:parent-style-name="Standard" style:list-style-name="L2">
      <loext:graphic-properties draw:fill="none"/>
      <style:paragraph-properties fo:margin-left="-0.101cm" fo:margin-right="0cm" fo:line-height="150%" fo:text-align="justify" style:justify-single-word="false" fo:text-indent="0cm" style:auto-text-indent="false" fo:background-color="transparent"/>
      <style:text-properties style:use-window-font-color="true" loext:opacity="0%" style:font-name="Arial" fo:language="pt" fo:country="BR" fo:font-weight="bold" officeooo:rsid="001735f4" officeooo:paragraph-rsid="0018a8bb" style:font-weight-asian="bold" style:font-weight-complex="bold"/>
    </style:style>
    <style:style style:name="P10" style:family="paragraph" style:parent-style-name="Standard">
      <style:paragraph-properties fo:line-height="150%"/>
      <style:text-properties style:use-window-font-color="true" loext:opacity="0%" style:font-name="Arial" fo:language="pt" fo:country="BR" fo:font-weight="bold" officeooo:rsid="001bf7cd" officeooo:paragraph-rsid="001bf7cd" style:font-weight-asian="bold" style:font-weight-complex="bold"/>
    </style:style>
    <style:style style:name="P11" style:family="paragraph" style:parent-style-name="Standard" style:list-style-name="L2">
      <loext:graphic-properties draw:fill="none"/>
      <style:paragraph-properties fo:margin-left="-0.101cm" fo:margin-right="0cm" fo:line-height="150%" fo:text-align="justify" style:justify-single-word="false" fo:text-indent="0cm" style:auto-text-indent="false" fo:background-color="transparent"/>
      <style:text-properties style:use-window-font-color="true" loext:opacity="0%" style:font-name="Arial" officeooo:rsid="000b14b4" officeooo:paragraph-rsid="000b14b4"/>
    </style:style>
    <style:style style:name="P12" style:family="paragraph" style:parent-style-name="Standard" style:list-style-name="L2">
      <loext:graphic-properties draw:fill="none"/>
      <style:paragraph-properties fo:margin-left="-0.101cm" fo:margin-right="0cm" fo:line-height="150%" fo:text-align="justify" style:justify-single-word="false" fo:text-indent="0cm" style:auto-text-indent="false" fo:background-color="transparent"/>
      <style:text-properties style:use-window-font-color="true" loext:opacity="0%" style:font-name="Arial" officeooo:rsid="000cd87c" officeooo:paragraph-rsid="000cd87c"/>
    </style:style>
    <style:style style:name="P13" style:family="paragraph" style:parent-style-name="Standard" style:list-style-name="L2">
      <loext:graphic-properties draw:fill="none"/>
      <style:paragraph-properties fo:margin-left="-0.101cm" fo:margin-right="0cm" fo:line-height="150%" fo:text-align="justify" style:justify-single-word="false" fo:text-indent="0cm" style:auto-text-indent="false" fo:background-color="transparent"/>
      <style:text-properties style:use-window-font-color="true" loext:opacity="0%" style:font-name="Arial" fo:font-weight="bold" officeooo:rsid="000f5acb" officeooo:paragraph-rsid="000f5acb" style:font-weight-asian="bold" style:font-weight-complex="bold"/>
    </style:style>
    <style:style style:name="P14" style:family="paragraph" style:parent-style-name="Standard" style:list-style-name="L2">
      <loext:graphic-properties draw:fill="none"/>
      <style:paragraph-properties fo:margin-left="-0.101cm" fo:margin-right="0cm" fo:line-height="150%" fo:text-align="justify" style:justify-single-word="false" fo:text-indent="0cm" style:auto-text-indent="false" fo:background-color="transparent"/>
      <style:text-properties style:use-window-font-color="true" loext:opacity="0%" style:font-name="Arial" fo:font-weight="bold" officeooo:rsid="00126872" officeooo:paragraph-rsid="00126872" style:font-weight-asian="bold" style:font-weight-complex="bold"/>
    </style:style>
    <style:style style:name="P15" style:family="paragraph" style:parent-style-name="Standard" style:list-style-name="L2">
      <loext:graphic-properties draw:fill="none"/>
      <style:paragraph-properties fo:margin-left="-0.101cm" fo:margin-right="0cm" fo:line-height="150%" fo:text-align="justify" style:justify-single-word="false" fo:text-indent="0cm" style:auto-text-indent="false" fo:background-color="transparent"/>
      <style:text-properties style:use-window-font-color="true" loext:opacity="0%" style:font-name="Arial" fo:font-weight="bold" officeooo:rsid="00142724" officeooo:paragraph-rsid="0018a8bb" style:font-weight-asian="bold" style:font-weight-complex="bold"/>
    </style:style>
    <style:style style:name="P16" style:family="paragraph" style:parent-style-name="Standard" style:list-style-name="L2">
      <loext:graphic-properties draw:fill="none"/>
      <style:paragraph-properties fo:margin-left="-0.101cm" fo:margin-right="0cm" fo:line-height="150%" fo:text-align="justify" style:justify-single-word="false" fo:text-indent="0cm" style:auto-text-indent="false" fo:background-color="transparent"/>
      <style:text-properties style:use-window-font-color="true" loext:opacity="0%" officeooo:paragraph-rsid="00129ec4"/>
    </style:style>
    <style:style style:name="P17" style:family="paragraph" style:parent-style-name="Standard" style:list-style-name="L3">
      <loext:graphic-properties draw:fill="none"/>
      <style:paragraph-properties fo:margin-left="0cm" fo:margin-right="0cm" fo:line-height="150%" fo:text-align="justify" style:justify-single-word="false" fo:text-indent="0cm" style:auto-text-indent="false" fo:background-color="transparent"/>
      <style:text-properties style:use-window-font-color="true" loext:opacity="0%" fo:font-weight="normal" officeooo:rsid="0018a8bb" officeooo:paragraph-rsid="0018a8bb" style:font-weight-asian="normal" style:font-weight-complex="normal"/>
    </style:style>
    <style:style style:name="P18" style:family="paragraph" style:parent-style-name="Standard" style:list-style-name="L3">
      <loext:graphic-properties draw:fill="none"/>
      <style:paragraph-properties fo:margin-left="0cm" fo:margin-right="0cm" fo:line-height="150%" fo:text-align="justify" style:justify-single-word="false" fo:text-indent="0cm" style:auto-text-indent="false" fo:background-color="transparent"/>
      <style:text-properties officeooo:paragraph-rsid="00198e23"/>
    </style:style>
    <style:style style:name="P19" style:family="paragraph" style:parent-style-name="Standard" style:list-style-name="L3">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style:use-window-font-color="true" loext:opacity="0%" style:font-name="Arial" fo:font-size="12pt" fo:language="pt" fo:country="BR" fo:font-style="normal" fo:font-weight="normal" officeooo:rsid="00198e23" officeooo:paragraph-rsid="00198e23" style:font-size-asian="12pt" style:font-size-complex="12pt"/>
    </style:style>
    <style:style style:name="P20" style:family="paragraph" style:parent-style-name="Standard" style:list-style-name="L3">
      <loext:graphic-properties draw:fill="none"/>
      <style:paragraph-properties fo:margin-left="0cm" fo:margin-right="0cm" fo:line-height="150%" fo:text-align="justify" style:justify-single-word="false" fo:text-indent="0cm" style:auto-text-indent="false" fo:background-color="transparent"/>
      <style:text-properties fo:font-weight="bold" officeooo:paragraph-rsid="00198e23"/>
    </style:style>
    <style:style style:name="P21" style:family="paragraph" style:parent-style-name="Standard" style:list-style-name="L3">
      <loext:graphic-properties draw:fill="none"/>
      <style:paragraph-properties fo:margin-left="0cm" fo:margin-right="0cm" fo:line-height="150%" fo:text-align="justify" style:justify-single-word="false" fo:text-indent="0cm" style:auto-text-indent="false" fo:background-color="transparent"/>
      <style:text-properties fo:font-weight="bold" officeooo:rsid="001abe55" officeooo:paragraph-rsid="001abe55" style:font-weight-asian="bold" style:font-weight-complex="bold"/>
    </style:style>
    <style:style style:name="P2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font-weight="bold" officeooo:rsid="001abe55" officeooo:paragraph-rsid="001abe55" style:font-weight-asian="bold" style:font-weight-complex="bold"/>
    </style:style>
    <style:style style:name="P2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font-weight="bold" officeooo:rsid="001bf7cd" officeooo:paragraph-rsid="001bf7cd" style:font-weight-asian="bold" style:font-weight-complex="bold"/>
    </style:style>
    <style:style style:name="P24" style:family="paragraph" style:parent-style-name="Standard" style:list-style-name="L3">
      <loext:graphic-properties draw:fill="none"/>
      <style:paragraph-properties fo:margin-left="0cm" fo:margin-right="0cm" fo:line-height="150%" fo:text-align="justify" style:justify-single-word="false" fo:text-indent="0cm" style:auto-text-indent="false" fo:background-color="transparent"/>
      <style:text-properties fo:font-weight="normal" officeooo:rsid="001abe55" officeooo:paragraph-rsid="001abe55" style:font-weight-asian="normal" style:font-weight-complex="normal"/>
    </style:style>
    <style:style style:name="P25" style:family="paragraph" style:parent-style-name="Standard">
      <style:paragraph-properties fo:line-height="150%" fo:text-align="justify" style:justify-single-word="false"/>
      <style:text-properties style:font-name="Arial"/>
    </style:style>
    <style:style style:name="P26" style:family="paragraph" style:parent-style-name="Table_20_Contents">
      <style:paragraph-properties fo:text-align="justify" style:justify-single-word="false"/>
      <style:text-properties style:font-name="Arial"/>
    </style:style>
    <style:style style:name="P27" style:family="paragraph" style:parent-style-name="Table_20_Contents">
      <style:paragraph-properties fo:text-align="justify" style:justify-single-word="false"/>
      <style:text-properties style:font-name="Arial" officeooo:rsid="001bf7cd" officeooo:paragraph-rsid="001bf7cd"/>
    </style:style>
    <style:style style:name="P28" style:family="paragraph" style:parent-style-name="Table_20_Contents">
      <style:paragraph-properties fo:text-align="center" style:justify-single-word="false"/>
      <style:text-properties style:font-name="Arial" fo:font-weight="bold" officeooo:rsid="001bf7cd" officeooo:paragraph-rsid="001bf7cd" style:font-weight-asian="bold" style:font-weight-complex="bold"/>
    </style:style>
    <style:style style:name="P29" style:family="paragraph" style:parent-style-name="Table_20_Contents">
      <style:paragraph-properties fo:text-align="start" style:justify-single-word="false"/>
      <style:text-properties style:font-name="Arial" fo:font-weight="bold" officeooo:rsid="001bf7cd" officeooo:paragraph-rsid="001bf7cd" style:font-weight-asian="bold" style:font-weight-complex="bold"/>
    </style:style>
    <style:style style:name="P30" style:family="paragraph" style:parent-style-name="Table_20_Contents">
      <style:paragraph-properties fo:text-align="center" style:justify-single-word="false"/>
      <style:text-properties style:font-name="Arial" fo:font-weight="bold" officeooo:rsid="001cdd18" officeooo:paragraph-rsid="001cdd18" style:font-weight-asian="bold" style:font-weight-complex="bold"/>
    </style:style>
    <style:style style:name="P31" style:family="paragraph" style:parent-style-name="Table_20_Contents">
      <style:paragraph-properties fo:text-align="justify" style:justify-single-word="false"/>
      <style:text-properties style:font-name="Arial" fo:font-weight="bold" officeooo:rsid="001cdd18" officeooo:paragraph-rsid="001cdd18" style:font-weight-asian="bold" style:font-weight-complex="bold"/>
    </style:style>
    <style:style style:name="P32" style:family="paragraph" style:parent-style-name="Table_20_Contents">
      <style:paragraph-properties fo:text-align="justify" style:justify-single-word="false"/>
      <style:text-properties style:font-name="Arial" fo:font-weight="bold" style:font-weight-asian="bold" style:font-weight-complex="bold"/>
    </style:style>
    <style:style style:name="P33" style:family="paragraph" style:parent-style-name="Table_20_Contents">
      <style:paragraph-properties fo:text-align="center" style:justify-single-word="false"/>
      <style:text-properties style:font-name="Arial" fo:font-weight="bold" officeooo:rsid="001dbfc6" officeooo:paragraph-rsid="001dbfc6" style:font-weight-asian="bold" style:font-weight-complex="bold"/>
    </style:style>
    <style:style style:name="P34" style:family="paragraph" style:parent-style-name="Table_20_Contents">
      <style:paragraph-properties fo:text-align="justify" style:justify-single-word="false"/>
      <style:text-properties style:font-name="Arial" fo:font-weight="bold" officeooo:rsid="001dbfc6" officeooo:paragraph-rsid="001dbfc6" style:font-weight-asian="bold" style:font-weight-complex="bold"/>
    </style:style>
    <style:style style:name="P35" style:family="paragraph" style:parent-style-name="Table_20_Contents">
      <style:paragraph-properties fo:text-align="center" style:justify-single-word="false"/>
      <style:text-properties style:font-name="Arial" fo:font-weight="bold" officeooo:rsid="001ecb91" officeooo:paragraph-rsid="001ecb91" style:font-weight-asian="bold" style:font-weight-complex="bold"/>
    </style:style>
    <style:style style:name="P36" style:family="paragraph" style:parent-style-name="Table_20_Contents">
      <style:paragraph-properties fo:text-align="justify" style:justify-single-word="false"/>
      <style:text-properties style:font-name="Arial" officeooo:rsid="001cdd18" officeooo:paragraph-rsid="001cdd18"/>
    </style:style>
    <style:style style:name="P37" style:family="paragraph" style:parent-style-name="Table_20_Contents">
      <style:paragraph-properties fo:text-align="justify" style:justify-single-word="false"/>
      <style:text-properties style:font-name="Arial" officeooo:rsid="001dbfc6" officeooo:paragraph-rsid="001dbfc6"/>
    </style:style>
    <style:style style:name="P38" style:family="paragraph" style:parent-style-name="Table_20_Contents">
      <style:paragraph-properties fo:text-align="center" style:justify-single-word="false"/>
      <style:text-properties style:font-name="Arial" officeooo:rsid="001dbfc6" officeooo:paragraph-rsid="001dbfc6"/>
    </style:style>
    <style:style style:name="P39" style:family="paragraph" style:parent-style-name="Table_20_Contents">
      <style:paragraph-properties fo:text-align="justify" style:justify-single-word="false"/>
      <style:text-properties style:font-name="Arial" officeooo:rsid="001ecb91" officeooo:paragraph-rsid="001ecb91"/>
    </style:style>
    <style:style style:name="T1" style:family="text">
      <style:text-properties fo:language="pt" fo:country="BR"/>
    </style:style>
    <style:style style:name="T2" style:family="text">
      <style:text-properties fo:language="pt" fo:country="BR" officeooo:rsid="000c2e10"/>
    </style:style>
    <style:style style:name="T3" style:family="text">
      <style:text-properties fo:language="pt" fo:country="BR" fo:font-weight="bold" style:font-weight-asian="bold" style:font-weight-complex="bold"/>
    </style:style>
    <style:style style:name="T4" style:family="text">
      <style:text-properties fo:language="pt" fo:country="BR" fo:font-weight="normal" style:font-weight-asian="normal" style:font-weight-complex="normal"/>
    </style:style>
    <style:style style:name="T5" style:family="text">
      <style:text-properties fo:language="pt" fo:country="BR" fo:font-weight="normal" officeooo:rsid="000e7194" style:font-weight-asian="normal" style:font-weight-complex="normal"/>
    </style:style>
    <style:style style:name="T6" style:family="text">
      <style:text-properties fo:language="pt" fo:country="BR" fo:font-weight="normal" officeooo:rsid="001145be" style:font-weight-asian="normal" style:font-weight-complex="normal"/>
    </style:style>
    <style:style style:name="T7" style:family="text">
      <style:text-properties fo:language="pt" fo:country="BR" fo:font-weight="normal" officeooo:rsid="00129ec4" style:font-weight-asian="normal" style:font-weight-complex="normal"/>
    </style:style>
    <style:style style:name="T8" style:family="text">
      <style:text-properties fo:language="pt" fo:country="BR" fo:font-weight="normal" officeooo:rsid="0016083a" style:font-weight-asian="normal" style:font-weight-complex="normal"/>
    </style:style>
    <style:style style:name="T9" style:family="text">
      <style:text-properties fo:language="pt" fo:country="BR" fo:font-weight="normal" officeooo:rsid="001735f4" style:font-weight-asian="normal" style:font-weight-complex="normal"/>
    </style:style>
    <style:style style:name="T10" style:family="text">
      <style:text-properties fo:language="pt" fo:country="BR" fo:font-weight="normal" officeooo:rsid="00181c8d" style:font-weight-asian="normal" style:font-weight-complex="normal"/>
    </style:style>
    <style:style style:name="T11" style:family="text">
      <style:text-properties fo:language="pt" fo:country="BR" officeooo:rsid="00181c8d"/>
    </style:style>
    <style:style style:name="T12" style:family="text">
      <style:text-properties fo:language="pt" fo:country="BR" officeooo:rsid="001735f4"/>
    </style:style>
    <style:style style:name="T13" style:family="text">
      <style:text-properties style:font-name="Arial" fo:language="pt" fo:country="BR"/>
    </style:style>
    <style:style style:name="T14" style:family="text">
      <style:text-properties style:font-name="Arial" fo:language="pt" fo:country="BR" fo:font-weight="bold" officeooo:rsid="00129ec4" style:font-weight-asian="bold" style:font-weight-complex="bold"/>
    </style:style>
    <style:style style:name="T15" style:family="text">
      <style:text-properties style:font-name="Arial" fo:language="pt" fo:country="BR" fo:font-weight="bold" officeooo:rsid="00142724" style:font-weight-asian="bold" style:font-weight-complex="bold"/>
    </style:style>
    <style:style style:name="T16" style:family="text">
      <style:text-properties style:font-name="Arial" fo:language="pt" fo:country="BR" officeooo:rsid="00142724"/>
    </style:style>
    <style:style style:name="T17" style:family="text">
      <style:text-properties style:font-name="Arial" fo:language="pt" fo:country="BR" officeooo:rsid="00198e23"/>
    </style:style>
    <style:style style:name="T18" style:family="text">
      <style:text-properties style:font-name="Arial" fo:language="pt" fo:country="BR" officeooo:rsid="00130f37"/>
    </style:style>
    <style:style style:name="T19" style:family="text">
      <style:text-properties fo:font-variant="normal" fo:text-transform="none" style:use-window-font-color="true" loext:opacity="0%" style:font-name="Arial" fo:font-size="12pt" fo:language="pt" fo:country="BR" fo:font-style="normal" fo:font-weight="normal" style:font-size-asian="12pt" style:font-size-complex="12pt"/>
    </style:style>
    <style:style style:name="T20" style:family="text">
      <style:text-properties fo:font-variant="normal" fo:text-transform="none" style:use-window-font-color="true" loext:opacity="0%" style:font-name="Arial" fo:font-size="12pt" fo:language="pt" fo:country="BR" fo:font-style="normal" fo:font-weight="normal" officeooo:rsid="00198e23" style:font-size-asian="12pt" style:font-weight-asian="normal" style:font-size-complex="12pt" style:font-weight-complex="normal"/>
    </style:style>
    <style:style style:name="T21" style:family="text">
      <style:text-properties fo:font-variant="normal" fo:text-transform="none" style:use-window-font-color="true" loext:opacity="0%" style:font-name="Arial" fo:font-size="12pt" fo:language="pt" fo:country="BR" fo:font-style="normal" officeooo:rsid="00198e23" style:font-size-asian="12pt" style:font-weight-asian="bold" style:font-size-complex="12pt" style:font-weight-complex="bold"/>
    </style:style>
    <style:style style:name="T22" style:family="text">
      <style:text-properties fo:font-variant="normal" fo:text-transform="none" style:use-window-font-color="true" loext:opacity="0%" style:font-name="Arial" fo:font-size="12pt" fo:letter-spacing="normal" fo:language="pt" fo:country="BR" fo:font-style="normal" fo:font-weight="normal" style:font-size-asian="12pt" style:font-weight-asian="normal" style:font-size-complex="12pt" style:font-weight-complex="normal"/>
    </style:style>
    <style:style style:name="T23" style:family="text">
      <style:text-properties fo:font-variant="normal" fo:text-transform="none" style:use-window-font-color="true" loext:opacity="0%" style:font-name="Arial" fo:font-size="12pt" fo:letter-spacing="normal" fo:language="pt" fo:country="BR" fo:font-style="normal" fo:font-weight="normal" officeooo:rsid="00198e23" style:font-size-asian="12pt" style:font-weight-asian="normal" style:font-size-complex="12pt" style:font-weight-complex="normal"/>
    </style:style>
    <style:style style:name="T24" style:family="text">
      <style:text-properties fo:font-variant="normal" fo:text-transform="none" style:use-window-font-color="true" loext:opacity="0%" style:font-name="Arial" fo:font-size="12pt" fo:letter-spacing="normal" fo:language="pt" fo:country="BR" fo:font-style="normal" fo:font-weight="normal" officeooo:rsid="0019c8c5" style:font-size-asian="12pt" style:font-weight-asian="normal" style:font-size-complex="12pt" style:font-weight-complex="normal"/>
    </style:style>
    <style:style style:name="T25" style:family="text">
      <style:text-properties fo:font-variant="normal" fo:text-transform="none" style:use-window-font-color="true" loext:opacity="0%" style:font-name="Arial" fo:font-size="12pt" fo:letter-spacing="normal" fo:language="pt" fo:country="BR" fo:font-style="normal" style:font-size-asian="12pt" style:font-size-complex="12pt"/>
    </style:style>
    <style:style style:name="T26" style:family="text">
      <style:text-properties fo:font-variant="normal" fo:text-transform="none" style:use-window-font-color="true" loext:opacity="0%" style:font-name="Arial" fo:font-size="12pt" fo:letter-spacing="normal" fo:language="pt" fo:country="BR" fo:font-style="normal" officeooo:rsid="0019c8c5" style:font-size-asian="12pt" style:font-size-complex="12pt"/>
    </style:style>
    <style:style style:name="T27" style:family="text">
      <style:text-properties style:use-window-font-color="true" loext:opacity="0%" style:font-name="Arial" fo:language="pt" fo:country="BR"/>
    </style:style>
    <style:style style:name="T28" style:family="text">
      <style:text-properties style:use-window-font-color="true" loext:opacity="0%" style:font-name="Arial" fo:language="pt" fo:country="BR" fo:font-weight="bold" officeooo:rsid="00142724" style:font-weight-asian="bold" style:font-weight-complex="bold"/>
    </style:style>
    <style:style style:name="T29" style:family="text">
      <style:text-properties style:use-window-font-color="true" loext:opacity="0%" style:font-name="Arial" fo:language="pt" fo:country="BR" fo:font-weight="normal" officeooo:rsid="00142724" style:font-weight-asian="normal" style:font-weight-complex="normal"/>
    </style:style>
    <style:style style:name="T30" style:family="text">
      <style:text-properties style:use-window-font-color="true" loext:opacity="0%" style:font-name="Arial" fo:language="pt" fo:country="BR" fo:font-weight="normal" officeooo:rsid="00198e23" style:font-weight-asian="normal" style:font-weight-complex="normal"/>
    </style:style>
    <style:style style:name="T31" style:family="text">
      <style:text-properties style:use-window-font-color="true" loext:opacity="0%" style:font-name="Arial" fo:language="pt" fo:country="BR" fo:font-style="normal"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uno: Luiz Zairo Bastos Viana <text:s text:c="65"/>Matrícula: 499995</text:p>
      <text:p text:style-name="P10">PARTE I - </text:p>
      <text:list xml:id="list4028445259" text:style-name="L1">
        <text:list-item>
          <text:p text:style-name="P1">Discorra sobre cada tema (mínimo de 5 linhas para cada):</text:p>
        </text:list-item>
      </text:list>
      <text:list xml:id="list2392737164" text:style-name="L2">
        <text:list-item>
          <text:p text:style-name="P3">Análise de sistemas</text:p>
          <text:p text:style-name="P11"><text:span text:style-name="T3">R-</text:span><text:span text:style-name="T1"> </text:span><text:span text:style-name="T2">A análise de sistemas tem como objetivo principal realizar um estudo por meio dos requisitos solicitados, partindo desse estudo realizado vai se buscar a melhor forma de desenvolver o que foi solicitado. A análise, pode ser dividida em duas: A análise do domínio, onde se busca identificar e modelar os objetos que devem ser processados pelo sistema. Já à análise da aplicação pega o que normalmente não faz sentido para quem realiza a análise do domínio e tenta realocá-las no sistema da melhor forma. <text:s text:c="6"/></text:span></text:p>
        </text:list-item>
        <text:list-item>
          <text:p text:style-name="P4">Projeto do Sistema</text:p>
          <text:p text:style-name="P12"><text:span text:style-name="T3">R-</text:span><text:span text:style-name="T4"> Nessa etapa, se busca determinar a maneira pelo qual o sistema deve funcionar, para atender os requisitos apresentados na análise. Durante o decorrer dessa etapa o analista deve produzir uma descrição sobre o que o software que ele está desenvolvendo deve fazer, além de verificar se o que foi validado anteriormente está sendo seguido. Assim como a análise de sistemas, o projeto do sistema também pode ser divido em duas etapas: </text:span><text:span text:style-name="T5">O </text:span><text:span text:style-name="T4">projeto de arquitetura </text:span><text:span text:style-name="T5">consiste em distribuir as classes e componentes em subsistemas e já o projeto detalhado consiste na colaboração entre os objetos de cada módulo.</text:span><text:span text:style-name="T4"> <text:s text:c="4"/></text:span></text:p>
        </text:list-item>
        <text:list-item>
          <text:p text:style-name="P5">UML</text:p>
          <text:p text:style-name="P13"><text:span text:style-name="T1">R- </text:span><text:span text:style-name="T4">A UML, fazendo uma comparação didática, equivale-se a uma planta de uma casa. O que a difere disso é a forma como ela é desenvolvida e a sua simbologia, mas assim como a planta da casa, </text:span><text:span text:style-name="T6">a UML permite o fato de que quem for desenvolver o sistema entenda onde se encaixa cada componente e classe. Dessa forma, a UML é uma linguagem padrão que é utilizada tanto para visualização, especificação, construção e documentação de um aplicativo ou projeto de software.</text:span></text:p>
        </text:list-item>
        <text:list-item>
          <text:p text:style-name="P14"><text:span text:style-name="T6">P</text:span><text:span text:style-name="T4">rocesso de desenvolvimento ágil</text:span></text:p>
          <text:p text:style-name="P14"><text:span text:style-name="T1">R-</text:span><text:span text:style-name="T4"> </text:span><text:span text:style-name="T7">O processo de desenvolvimento ágil software, trata-se de um conceito no qual os softwares são desenvolvidos por meio de uma forma colaborativa, esse tipo de processo conta com equipes multidisciplinares que têm um bom nível de autonomia na execução de seus trabalhos. Essa abordagem do desenvolvimento ágil é voltada para resultados, que busca potencializar a criatividade, a inovação e a flexibilidade.</text:span></text:p>
        </text:list-item>
        <text:list-item>
          <text:p text:style-name="P6">Scrum</text:p>
          <text:p text:style-name="P16"><text:span text:style-name="T14">R- </text:span><text:span text:style-name="T13">O </text:span><text:span text:style-name="T18">scrum é uma estrutura que ajuda as equipes de desenvolvimento a trabalharem juntas, de maneira mais eficaz. Trata-se portanto de uma estrutura de gestão de projetos </text:span><text:soft-page-break/><text:span text:style-name="T18">de agilidade, o scrum se refere a um conjunto de reuniões, ferramentas e cargos que atuam juntos para ajudar as equipes a organizarem e gerenciarem o trabalho. Sendo possível utilizar a estrutura do Scrum </text:span><text:span text:style-name="T16">no cotidiano, afim de concluir de forma mais eficaz as tarefas que se apresentam no seu dia.</text:span><text:span text:style-name="T18"> </text:span></text:p>
        </text:list-item>
        <text:list-item>
          <text:p text:style-name="P6">Kanban</text:p>
          <text:p text:style-name="P15"><text:span text:style-name="T1">R- </text:span><text:span text:style-name="T4">O kanban </text:span><text:span text:style-name="T8">trata-se de um sistema de controle e gestão de estoque e fluxo de peças que </text:span><text:span text:style-name="T9">se utiliza pequenos cartões coloridos. Esse método foi desenvolvido pela Toyota e, resumidamente, é uma forma de registrar tarefas e ações por meio de uma simbologia visual. </text:span><text:span text:style-name="T10">Os tipos do kanban dividem-se entre o de movimentação e o de produção. O de movimentação caracteriza-se por utilizar do artificio de alertas, que servem para notificar se a tarefa deve ser realizada ou não. Já o de produção, o mural é dividido em: </text:span><text:span text:style-name="T11">to do</text:span><text:span text:style-name="T10"> que refere-se ao que deve ser feito,</text:span><text:span text:style-name="T11"> doing</text:span><text:span text:style-name="T10"> que trata-se das tarefas que se encontram em processo de execução e</text:span><text:span text:style-name="T11"> done</text:span><text:span text:style-name="T10"> que são as tarefas que já foram concluídas.</text:span><text:span text:style-name="T11"> <text:s/></text:span><text:span text:style-name="T12"><text:s text:c="3"/></text:span></text:p>
          <text:p text:style-name="P9"/>
        </text:list-item>
      </text:list>
      <text:p text:style-name="P7">2) Discorra sobre as finalidades das seguintes ferramentas de gestão e desenvolvimento de software (mínimo de 5 linhas para cada):</text:p>
      <text:list xml:id="list3837845342" text:style-name="L3">
        <text:list-item>
          <text:p text:style-name="P8">Git, GitHub e GitLab</text:p>
          <text:p text:style-name="P17"><text:span text:style-name="T15">R-</text:span><text:span text:style-name="T16"> </text:span><text:span text:style-name="T13">Git trata-se de um sistema de versionamento de código, onde ele possui alguns comandos simples que servem para facilitar totalmente a vida do desenvolvedor e a programação compartilhada com demais programadores, dessa forma é possível que um mesmo arquivo seja alterado ao mesmo tempo por programadores diferentes e que posteriormente ambas as modificações sejam salvas sem ter nada sobreposto. O GitHub e o GitLab são plataformas que são utilizadas para o compartilhamento de código-fonte durante o período de desenvolvimento. </text:span><text:span text:style-name="T16"><text:s/></text:span></text:p>
        </text:list-item>
        <text:list-item>
          <text:p text:style-name="P17"><text:span text:style-name="T17">G</text:span><text:span text:style-name="T16">erenciamento de tarefas com o </text:span><text:span text:style-name="T17">T</text:span><text:span text:style-name="T16">aiga</text:span></text:p>
          <text:p text:style-name="P18"><text:span text:style-name="T28">R-</text:span><text:span text:style-name="T29"> </text:span><text:span text:style-name="T30">O Taiga </text:span><text:span text:style-name="T27">possui todas as ferramentas necessárias para criar e acompanhar projetos: </text:span><text:span text:style-name="Emphasis"><text:span text:style-name="T31">backlog</text:span></text:span><text:span text:style-name="T27">, Kanban, </text:span><text:span text:style-name="Emphasis"><text:span text:style-name="T31">sprin</text:span></text:span><text:span text:style-name="T31">t</text:span><text:span text:style-name="T27">, tarefas e controle de </text:span><text:span text:style-name="Emphasis"><text:span text:style-name="T31">bugs</text:span></text:span><text:span text:style-name="T27">. Você preenche as informações e o sistema te informa sobre a evolução do projeto de forma visual, sem dificuldades. </text:span><text:bookmark text:name="4acc"/><text:span text:style-name="T19">o Taiga revolucionou as ferramentas de gestão de projetos porque é ágil desde sua concepção. Ele valoriza cada etapa das metodologias e transmite isso com uma boa usabilidade, visual agradável e possibilidade de customização.</text:span></text:p>
        </text:list-item>
        <text:list-item>
          <text:p text:style-name="P19">Apontamento de tempo com o Clockify</text:p>
          <text:p text:style-name="P20"><text:span text:style-name="T21">R- </text:span><text:span text:style-name="T20">O </text:span><text:span text:style-name="T22">Clockify é um simples monitorador de tempo e tabela de tempos que permite a você e sua equipe monitorar as horas trabalhadas nos projetos. É de uso gratuito, independentemente do número de usuários ou projetos.</text:span><text:span text:style-name="T23"> A ferramenta também permite </text:span><text:soft-page-break/><text:span text:style-name="T23">adicionar botões para a inicialização do cronômetro nos serviços como Trello, Gitlab, GitHub, Gmail e entre outras plataformas. <text:s/></text:span><text:span text:style-name="T24">Por meio da medição de tempo, é possível melhorar a lucratividade dos projetos, é possível mostrar ao cliente o tempo que foi gasto para desenvolver o programa, monitorar o desempenho da equipe e demais características. </text:span></text:p>
        </text:list-item>
        <text:list-item>
          <text:p text:style-name="P24"><text:span text:style-name="T26">P</text:span><text:span text:style-name="T25">rova de conceito</text:span></text:p>
          <text:p text:style-name="P21"><text:span text:style-name="T25">R- </text:span><text:span text:style-name="T22">Quando alguma empresa vai realizar um investimento em alguma solução tecnológica, ela deve verificar se esse investimento a ser realizado, será vantajoso ou não para ela. Por meio disso, surge a prova de conceito que busca testar uma determinada aplicação antes de a empresa fazer o investimento nela por completo. O principal intuito de se realizar essa prova de conceito é gerar um valor de confiança sobre as decisões que a empresa está tomando. </text:span></text:p>
        </text:list-item>
      </text:list>
      <text:p text:style-name="P22"><text:span text:style-name="T22"/></text:p>
      <text:p text:style-name="P23"><text:span text:style-name="T25">PARTE II-</text:span></text:p>
      <text:p text:style-name="P25"><text:span text:style-name="T1">As informações a seguir se referem a uma aplicação de controle de comanda eletrônica do mercado Crateús. O cliente usa uma comanda eletrônica durante suas compras no mercado. A cada produto consumido, o atendente registra em sua comanda o produto e a quantidade. Ao passar no caixa na saída do mercado, o caixa lê os gastos da comanda, finalizando a compra. Na leitura da comanda, verifica-se o valor unitário de cada produto a fim de calcular o valor total da compra. Portanto, identifique requisitos, as classes, atributos e métodos desse cenário.</text:span></text:p>
      <table:table table:name="Tabela1" table:style-name="Tabela1">
        <table:table-column table:style-name="Tabela1.A" table:number-columns-repeated="3"/>
        <table:table-row table:style-name="TableLine94773968674000">
          <table:table-cell table:style-name="Tabela1.A1" office:value-type="string">
            <text:p text:style-name="P28">Classe</text:p>
          </table:table-cell>
          <table:table-cell table:style-name="Tabela1.A1" office:value-type="string">
            <text:p text:style-name="P28">Propriedades</text:p>
          </table:table-cell>
          <table:table-cell table:style-name="Tabela1.C1" office:value-type="string">
            <text:p text:style-name="P28">Método</text:p>
          </table:table-cell>
        </table:table-row>
        <table:table-row table:style-name="TableLine94773968674000">
          <table:table-cell table:style-name="Tabela1.A2" office:value-type="string">
            <text:p text:style-name="P29">Comanda</text:p>
          </table:table-cell>
          <table:table-cell table:style-name="Tabela1.A2" office:value-type="string">
            <text:p text:style-name="P27">num_Comanda: int</text:p>
            <text:p text:style-name="P27">nome_Produto: string</text:p>
            <text:p text:style-name="P27">quantidade: int</text:p>
          </table:table-cell>
          <table:table-cell table:style-name="Tabela1.C2" office:value-type="string">
            <text:p text:style-name="P27">cadastrar()</text:p>
          </table:table-cell>
        </table:table-row>
        <table:table-row table:style-name="TableLine94773968674000">
          <table:table-cell table:style-name="Tabela1.A2" office:value-type="string">
            <text:p text:style-name="P29">Produto</text:p>
          </table:table-cell>
          <table:table-cell table:style-name="Tabela1.A2" office:value-type="string">
            <text:p text:style-name="P27">cod_Produto: int</text:p>
            <text:p text:style-name="P27">nome_Produto: string</text:p>
            <text:p text:style-name="P27">preco: float</text:p>
          </table:table-cell>
          <table:table-cell table:style-name="Tabela1.C2" office:value-type="string">
            <text:p text:style-name="P27">cadastrar_Produto()</text:p>
          </table:table-cell>
        </table:table-row>
        <table:table-row table:style-name="TableLine94773968674000">
          <table:table-cell table:style-name="Tabela1.A2" office:value-type="string">
            <text:p text:style-name="P29">Caixa</text:p>
          </table:table-cell>
          <table:table-cell table:style-name="Tabela1.A2" office:value-type="string">
            <text:p text:style-name="P27">cod_Caixa: int</text:p>
            <text:p text:style-name="P27">valor_Total: float</text:p>
            <text:p text:style-name="P27">lista_Produtos: comanda</text:p>
          </table:table-cell>
          <table:table-cell table:style-name="Tabela1.C2" office:value-type="string">
            <text:p text:style-name="P27">registrar_item(prod: Comanda)</text:p>
            <text:p text:style-name="P27">fecharCaixa()</text:p>
          </table:table-cell>
        </table:table-row>
      </table:table>
      <text:p text:style-name="P25"><text:span text:style-name="T1"/></text:p>
      <text:p text:style-name="P25"><text:span text:style-name="T1">José possuí uma coleção diversificada livros e gostaria de cadastrar no seu computador a lista desses livros. Ele pensou em cadastrar considerando o nome do escritor ou conjunto, o título do livro, o nome da editora, o gênero do livro, a edição e o ano de lançamento. Ele também tem a necessidade de cadastrar os gêneros, editoras e escritores. Assim sendo, </text:span><text:soft-page-break/><text:span text:style-name="T1">identifique os requisitos deste sistema de registro e as classes, atributos e métodos desse cenário.</text:span></text:p>
      <text:p text:style-name="P25"><text:span text:style-name="T1"/></text:p>
      <table:table table:name="Tabela2" table:style-name="Tabela2">
        <table:table-column table:style-name="Tabela2.A" table:number-columns-repeated="3"/>
        <table:table-row table:style-name="TableLine94773893311552">
          <table:table-cell table:style-name="Tabela2.A1" office:value-type="string">
            <text:p text:style-name="P30">Classe</text:p>
          </table:table-cell>
          <table:table-cell table:style-name="Tabela2.A1" office:value-type="string">
            <text:p text:style-name="P30">Propriedades</text:p>
          </table:table-cell>
          <table:table-cell table:style-name="Tabela2.C1" office:value-type="string">
            <text:p text:style-name="P30">Método</text:p>
          </table:table-cell>
        </table:table-row>
        <table:table-row table:style-name="TableLine94773893311552">
          <table:table-cell table:style-name="Tabela2.A2" office:value-type="string">
            <text:p text:style-name="P31">Livro</text:p>
          </table:table-cell>
          <table:table-cell table:style-name="Tabela2.A2" office:value-type="string">
            <text:p text:style-name="P36">id: int</text:p>
            <text:p text:style-name="P36">titulo: string</text:p>
            <text:p text:style-name="P36">editora: string</text:p>
            <text:p text:style-name="P36">autor: string</text:p>
            <text:p text:style-name="P36">edicao: int</text:p>
            <text:p text:style-name="P36">ano: int</text:p>
            <text:p text:style-name="P36">gênero: string</text:p>
          </table:table-cell>
          <table:table-cell table:style-name="Tabela2.C2" office:value-type="string">
            <text:p text:style-name="P36">cadastrar()</text:p>
          </table:table-cell>
        </table:table-row>
        <table:table-row table:style-name="TableLine94773893311552">
          <table:table-cell table:style-name="Tabela2.A2" office:value-type="string">
            <text:p text:style-name="P31">Gênero</text:p>
          </table:table-cell>
          <table:table-cell table:style-name="Tabela2.A2" office:value-type="string">
            <text:p text:style-name="P36">id: int</text:p>
            <text:p text:style-name="P36">nome_Genero: string </text:p>
          </table:table-cell>
          <table:table-cell table:style-name="Tabela2.C2" office:value-type="string">
            <text:p text:style-name="P36">cadastrar()</text:p>
          </table:table-cell>
        </table:table-row>
        <table:table-row table:style-name="TableLine94773893311552">
          <table:table-cell table:style-name="Tabela2.A2" office:value-type="string">
            <text:p text:style-name="P31">Editora</text:p>
          </table:table-cell>
          <table:table-cell table:style-name="Tabela2.A2" office:value-type="string">
            <text:p text:style-name="P36">id: int</text:p>
            <text:p text:style-name="P36">nome_Editora: string</text:p>
          </table:table-cell>
          <table:table-cell table:style-name="Tabela2.C2" office:value-type="string">
            <text:p text:style-name="P36">cadastrar()</text:p>
          </table:table-cell>
        </table:table-row>
        <table:table-row table:style-name="TableLine94773893311552">
          <table:table-cell table:style-name="Tabela2.A2" office:value-type="string">
            <text:p text:style-name="P31">Escritor</text:p>
          </table:table-cell>
          <table:table-cell table:style-name="Tabela2.A2" office:value-type="string">
            <text:p text:style-name="P36">id: int</text:p>
            <text:p text:style-name="P36">nome_Escritor: string</text:p>
          </table:table-cell>
          <table:table-cell table:style-name="Tabela2.C2" office:value-type="string">
            <text:p text:style-name="P36">cadastrar()</text:p>
          </table:table-cell>
        </table:table-row>
        <table:table-row table:style-name="TableLine94773893311552">
          <table:table-cell table:style-name="Tabela2.A2" office:value-type="string">
            <text:p text:style-name="P31">Lista</text:p>
          </table:table-cell>
          <table:table-cell table:style-name="Tabela2.A2" office:value-type="string">
            <text:p text:style-name="P36">id: int</text:p>
          </table:table-cell>
          <table:table-cell table:style-name="Tabela2.C2" office:value-type="string">
            <text:p text:style-name="P36">listar_livros(item: Livro)</text:p>
          </table:table-cell>
        </table:table-row>
      </table:table>
      <text:p text:style-name="P25"><text:span text:style-name="T1"/></text:p>
      <text:p text:style-name="P25"><text:span text:style-name="T1">Identifique os requisitos da seguinte premissa de sistema, bem como possíveis classes, atributos e métodos:</text:span></text:p>
      <text:p text:style-name="P25"><text:span text:style-name="T1">a) Uma conta corrente que possui um número, um saldo, um status que informa se ela é especial ou não, um limite e um conjunto de movimentações.</text:span></text:p>
      <table:table table:name="Tabela3" table:style-name="Tabela3">
        <table:table-column table:style-name="Tabela3.A" table:number-columns-repeated="3"/>
        <table:table-row table:style-name="TableLine94774033536528">
          <table:table-cell table:style-name="Tabela3.A1" office:value-type="string">
            <text:p text:style-name="P33">Classe</text:p>
          </table:table-cell>
          <table:table-cell table:style-name="Tabela3.A1" office:value-type="string">
            <text:p text:style-name="P33">Atributos</text:p>
          </table:table-cell>
          <table:table-cell table:style-name="Tabela3.C1" office:value-type="string">
            <text:p text:style-name="P33">Métodos</text:p>
          </table:table-cell>
        </table:table-row>
        <table:table-row table:style-name="TableLine94774033536528">
          <table:table-cell table:style-name="Tabela3.A2" table:number-rows-spanned="5" office:value-type="string">
            <text:p text:style-name="P33">Conta</text:p>
          </table:table-cell>
          <table:table-cell table:style-name="Tabela3.B5" office:value-type="string">
            <text:p text:style-name="P37">numero_Conta: int</text:p>
          </table:table-cell>
          <table:table-cell table:style-name="Tabela3.C2" table:number-rows-spanned="5" office:value-type="string">
            <text:p text:style-name="P38">criar_Conta()</text:p>
          </table:table-cell>
        </table:table-row>
        <table:table-row table:style-name="TableLine94774033536528">
          <table:covered-table-cell table:style-name="Tabela3.A5"/>
          <table:table-cell table:style-name="Tabela3.B5" office:value-type="string">
            <text:p text:style-name="P37">saldo: float</text:p>
          </table:table-cell>
          <table:covered-table-cell table:style-name="Tabela3.C6"/>
        </table:table-row>
        <table:table-row table:style-name="TableLine94774033536528">
          <table:covered-table-cell table:style-name="Tabela3.A5"/>
          <table:table-cell table:style-name="Tabela3.B5" office:value-type="string">
            <text:p text:style-name="P37">status: boolean</text:p>
          </table:table-cell>
          <table:covered-table-cell table:style-name="Tabela3.C6"/>
        </table:table-row>
        <table:table-row table:style-name="TableLine94774033536528">
          <table:covered-table-cell table:style-name="Tabela3.A5"/>
          <table:table-cell table:style-name="Tabela3.B5" office:value-type="string">
            <text:p text:style-name="P37">limite: float</text:p>
          </table:table-cell>
          <table:covered-table-cell table:style-name="Tabela3.C6"/>
        </table:table-row>
        <table:table-row table:style-name="TableLine94774033536528">
          <table:covered-table-cell table:style-name="Tabela3.A6"/>
          <table:table-cell table:style-name="Tabela3.B6" office:value-type="string">
            <text:p text:style-name="P37">movimentacao: float </text:p>
          </table:table-cell>
          <table:covered-table-cell table:style-name="Tabela3.C6"/>
        </table:table-row>
      </table:table>
      <text:p text:style-name="P25"><text:span text:style-name="T1"/></text:p>
      <text:p text:style-name="P25"><text:span text:style-name="T1">b) Uma movimentação que possui uma descrição, um valor e uma informação se ela é uma movimentação de crédito ou débito.</text:span></text:p>
      <table:table table:name="Tabela4" table:style-name="Tabela4">
        <table:table-column table:style-name="Tabela4.A" table:number-columns-repeated="3"/>
        <table:table-row table:style-name="TableLine94773969289952">
          <table:table-cell table:style-name="Tabela4.A1" office:value-type="string">
            <text:p text:style-name="P33">Classe</text:p>
          </table:table-cell>
          <table:table-cell table:style-name="Tabela4.A1" office:value-type="string">
            <text:p text:style-name="P33">Atributos</text:p>
          </table:table-cell>
          <table:table-cell table:style-name="Tabela4.C1" office:value-type="string">
            <text:p text:style-name="P33">Métodos</text:p>
          </table:table-cell>
        </table:table-row>
        <table:table-row table:style-name="TableLine94773969289952">
          <table:table-cell table:style-name="Tabela4.A2" table:number-rows-spanned="4" office:value-type="string">
            <text:p text:style-name="P33">Movimentacao</text:p>
          </table:table-cell>
          <table:table-cell table:style-name="Tabela4.B3" office:value-type="string">
            <text:p text:style-name="P37">descricao: string</text:p>
          </table:table-cell>
          <table:table-cell table:style-name="Tabela4.C2" table:number-rows-spanned="4" office:value-type="string">
            <text:p text:style-name="P38">gerar_Movimentacao()</text:p>
          </table:table-cell>
        </table:table-row>
        <table:table-row table:style-name="TableLine94773969289952">
          <table:covered-table-cell table:style-name="Tabela4.A2"/>
          <table:table-cell table:style-name="Tabela4.B3" office:value-type="string">
            <text:p text:style-name="P37">valor: float</text:p>
          </table:table-cell>
          <table:covered-table-cell table:style-name="Tabela4.C2"/>
        </table:table-row>
        <table:table-row table:style-name="TableLine94773969289952">
          <table:covered-table-cell table:style-name="Tabela4.A2"/>
          <table:table-cell table:style-name="Tabela4.B4" office:value-type="string">
            <text:p text:style-name="P37">informacao: boolean </text:p>
          </table:table-cell>
          <table:covered-table-cell table:style-name="Tabela4.C2"/>
        </table:table-row>
        <table:table-row table:style-name="TableLine94773969289952">
          <table:covered-table-cell table:style-name="Tabela4.A2"/>
          <table:table-cell table:style-name="Tabela4.B5" office:value-type="string">
            <text:p text:style-name="P37">id_movimentacao: int</text:p>
          </table:table-cell>
          <table:covered-table-cell table:style-name="Tabela4.C2"/>
        </table:table-row>
      </table:table>
      <text:p text:style-name="P25"><text:span text:style-name="T1"/></text:p>
      <text:p text:style-name="P25"><text:span text:style-name="T1"/></text:p>
      <text:p text:style-name="P25"><text:soft-page-break/><text:span text:style-name="T1">c) Um banco que armazene um conjunto de contas e forneça métodos que permitam que sejam feitos criações de conta, exclusão de contas, saques (uma conta corrente só pode fazer saques desde que o valor não exceda o limite de saque‐limite + saldo negativo), depósitos, emissão de saldo e extrato e transferência entre contas.</text:span></text:p>
      <table:table table:name="Tabela5" table:style-name="Tabela5">
        <table:table-column table:style-name="Tabela5.A" table:number-columns-repeated="3"/>
        <table:table-row table:style-name="TableLine94774034323504">
          <table:table-cell table:style-name="Tabela5.A1" office:value-type="string">
            <text:p text:style-name="P33">Classe</text:p>
          </table:table-cell>
          <table:table-cell table:style-name="Tabela5.A1" office:value-type="string">
            <text:p text:style-name="P33">Atributos</text:p>
          </table:table-cell>
          <table:table-cell table:style-name="Tabela5.C1" office:value-type="string">
            <text:p text:style-name="P33">Métodos</text:p>
          </table:table-cell>
        </table:table-row>
        <table:table-row table:style-name="TableLine94774034323504">
          <table:table-cell table:style-name="Tabela5.A2" table:number-rows-spanned="7" office:value-type="string">
            <text:p text:style-name="P35">Banco</text:p>
          </table:table-cell>
          <table:table-cell table:style-name="Tabela5.B8" table:number-rows-spanned="7" office:value-type="string">
            <text:p text:style-name="P39">agencia: int</text:p>
          </table:table-cell>
          <table:table-cell table:style-name="Tabela5.C8" office:value-type="string">
            <text:p text:style-name="P39">criar_Conta()</text:p>
          </table:table-cell>
        </table:table-row>
        <table:table-row table:style-name="TableLine94774034323504">
          <table:covered-table-cell table:style-name="Tabela5.A8"/>
          <table:covered-table-cell table:style-name="Tabela5.B8"/>
          <table:table-cell table:style-name="Tabela5.C8" office:value-type="string">
            <text:p text:style-name="P39">excluir_Conta()</text:p>
          </table:table-cell>
        </table:table-row>
        <table:table-row table:style-name="TableLine94774034323504">
          <table:covered-table-cell table:style-name="Tabela5.A8"/>
          <table:covered-table-cell table:style-name="Tabela5.B8"/>
          <table:table-cell table:style-name="Tabela5.C8" office:value-type="string">
            <text:p text:style-name="P39">saque()</text:p>
          </table:table-cell>
        </table:table-row>
        <table:table-row table:style-name="TableLine94774034323504">
          <table:covered-table-cell table:style-name="Tabela5.A8"/>
          <table:covered-table-cell table:style-name="Tabela5.B8"/>
          <table:table-cell table:style-name="Tabela5.C8" office:value-type="string">
            <text:p text:style-name="P39">deposito()</text:p>
          </table:table-cell>
        </table:table-row>
        <table:table-row table:style-name="TableLine94774034323504">
          <table:covered-table-cell table:style-name="Tabela5.A8"/>
          <table:covered-table-cell table:style-name="Tabela5.B8"/>
          <table:table-cell table:style-name="Tabela5.C8" office:value-type="string">
            <text:p text:style-name="P39">saldo()</text:p>
          </table:table-cell>
        </table:table-row>
        <table:table-row table:style-name="TableLine94774034323504">
          <table:covered-table-cell table:style-name="Tabela5.A8"/>
          <table:covered-table-cell table:style-name="Tabela5.B8"/>
          <table:table-cell table:style-name="Tabela5.C8" office:value-type="string">
            <text:p text:style-name="P39">transferencia()</text:p>
          </table:table-cell>
        </table:table-row>
        <table:table-row table:style-name="TableLine94774034323504">
          <table:covered-table-cell table:style-name="Tabela5.A8"/>
          <table:covered-table-cell table:style-name="Tabela5.B8"/>
          <table:table-cell table:style-name="Tabela5.C8" office:value-type="string">
            <text:p text:style-name="P39">extrato()</text:p>
          </table:table-cell>
        </table:table-row>
      </table:table>
      <text:p text:style-name="P25"><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7T17:10:51.678462846</meta:creation-date>
    <dc:date>2021-10-30T02:27:38.093170460</dc:date>
    <meta:editing-duration>PT5H40M7S</meta:editing-duration>
    <meta:editing-cycles>5</meta:editing-cycles>
    <meta:generator>LibreOffice/7.2.2.2$Linux_X86_64 LibreOffice_project/20$Build-2</meta:generator>
    <meta:document-statistic meta:table-count="5" meta:image-count="0" meta:object-count="0" meta:page-count="5" meta:paragraph-count="108" meta:word-count="1331" meta:character-count="8340" meta:non-whitespace-character-count="7036"/>
  </office:meta>
</office:document-meta>
</file>